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Liberation Mono" svg:font-family="'Liberation Mono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969cm" style:rel-column-width="15300*"/>
    </style:style>
    <style:style style:name="Tableau1.B" style:family="table-column">
      <style:table-column-properties style:column-width="13.03cm" style:rel-column-width="5023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969cm" style:rel-column-width="15300*"/>
    </style:style>
    <style:style style:name="Tableau2.B" style:family="table-column">
      <style:table-column-properties style:column-width="13.03cm" style:rel-column-width="5023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942cm" style:rel-column-width="2235*"/>
    </style:style>
    <style:style style:name="Tableau3.B" style:family="table-column">
      <style:table-column-properties style:column-width="13.056cm" style:rel-column-width="740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3.334cm" style:rel-column-width="12852*"/>
    </style:style>
    <style:style style:name="Tableau4.B" style:family="table-column">
      <style:table-column-properties style:column-width="13.665cm" style:rel-column-width="52683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3.334cm" style:rel-column-width="12852*"/>
    </style:style>
    <style:style style:name="Tableau5.B" style:family="table-column">
      <style:table-column-properties style:column-width="13.665cm" style:rel-column-width="52683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3.334cm" style:rel-column-width="12852*"/>
    </style:style>
    <style:style style:name="Tableau6.B" style:family="table-column">
      <style:table-column-properties style:column-width="13.665cm" style:rel-column-width="52683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3.334cm" style:rel-column-width="12852*"/>
    </style:style>
    <style:style style:name="Tableau7.B" style:family="table-column">
      <style:table-column-properties style:column-width="13.665cm" style:rel-column-width="52683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3.334cm" style:rel-column-width="12852*"/>
    </style:style>
    <style:style style:name="Tableau8.B" style:family="table-column">
      <style:table-column-properties style:column-width="13.665cm" style:rel-column-width="52683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3.334cm" style:rel-column-width="12852*"/>
    </style:style>
    <style:style style:name="Tableau9.B" style:family="table-column">
      <style:table-column-properties style:column-width="13.665cm" style:rel-column-width="52683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text-properties fo:color="#333333" style:font-name="Arial" fo:font-size="12pt" fo:language="en" fo:country="US" fo:font-style="italic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6"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text-properties fo:color="#333333"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text-properties fo:color="#333333" style:font-name="Arial" fo:font-size="11pt" fo:language="en" fo:country="US" fo:font-style="italic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16" style:family="paragraph" style:parent-style-name="Standard">
      <style:text-properties fo:color="#333333" style:font-name="Arial" fo:font-size="11pt" fo:language="en" fo:country="US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7" style:family="paragraph" style:parent-style-name="Standard">
      <style:text-properties fo:color="#333333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text-properties fo:color="#333333" style:font-name="Arial" fo:font-size="11pt" fo:language="nl" fo:country="NL" style:font-size-asian="11pt" style:font-name-complex="Arial" style:font-size-complex="11pt"/>
    </style:style>
    <style:style style:name="P19" style:family="paragraph" style:parent-style-name="Standard">
      <style:text-properties fo:color="#333333" style:font-name="Arial" fo:font-size="11pt" style:font-size-asian="11pt" style:font-name-complex="Arial" style:font-size-complex="11pt"/>
    </style:style>
    <style:style style:name="P20" style:family="paragraph" style:parent-style-name="Standard">
      <style:text-properties fo:color="#000000" style:font-name="Arial" fo:font-size="11pt" style:font-size-asian="11pt" style:font-name-complex="Arial" style:font-size-complex="11pt"/>
    </style:style>
    <style:style style:name="P21" style:family="paragraph" style:parent-style-name="Standard">
      <style:text-properties fo:color="#000000" style:font-name="Arial" fo:font-size="11pt" fo:language="en" fo:country="US" style:font-size-asian="11pt" style:font-name-complex="Arial" style:font-size-complex="11pt"/>
    </style:style>
    <style:style style:name="P22" style:family="paragraph" style:parent-style-name="Standard">
      <style:text-properties fo:color="#000000" style:font-name="Arial" fo:font-size="11pt" fo:language="en" fo:country="US" fo:font-style="italic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23" style:family="paragraph" style:parent-style-name="Standard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24" style:family="paragraph" style:parent-style-name="Standard">
      <style:text-properties fo:font-size="11pt" style:font-size-asian="11pt" style:font-size-complex="11pt"/>
    </style:style>
    <style:style style:name="P25" style:family="paragraph" style:parent-style-name="Standard">
      <style:text-properties fo:color="#222222" style:font-name="Arial" fo:font-size="11pt" fo:language="en" fo:country="US" style:font-size-asian="11pt" style:font-name-complex="Arial" style:font-size-complex="11pt"/>
    </style:style>
    <style:style style:name="P26" style:family="paragraph" style:parent-style-name="Table_20_Contents">
      <style:text-properties style:font-name="Arial"/>
    </style:style>
    <style:style style:name="P27" style:family="paragraph" style:parent-style-name="Table_20_Contents" style:list-style-name="L1">
      <style:text-properties style:font-name="Arial"/>
    </style:style>
    <style:style style:name="P28" style:family="paragraph" style:parent-style-name="Table_20_Contents" style:list-style-name="L2">
      <style:text-properties style:font-name="Arial"/>
    </style:style>
    <style:style style:name="P29" style:family="paragraph" style:parent-style-name="Table_20_Contents" style:list-style-name="L3">
      <style:text-properties style:font-name="Arial"/>
    </style:style>
    <style:style style:name="P30" style:family="paragraph" style:parent-style-name="Table_20_Contents" style:list-style-name="L5">
      <style:text-properties style:font-name="Arial"/>
    </style:style>
    <style:style style:name="P31" style:family="paragraph" style:parent-style-name="Preformatted_20_Text">
      <style:paragraph-properties loext:contextual-spacing="false" fo:margin-top="0cm" fo:margin-bottom="0.499cm" fo:padding="0.035cm" fo:border="0.004cm solid #eaecf0"/>
      <style:text-properties fo:font-size="11pt" style:font-size-asian="11pt" style:font-size-complex="11pt"/>
    </style:style>
    <style:style style:name="P32" style:family="paragraph" style:parent-style-name="Heading_20_1" style:list-style-name="">
      <style:paragraph-properties fo:margin-left="0cm" fo:margin-right="0cm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33" style:family="paragraph" style:parent-style-name="Text_20_body">
      <style:text-properties fo:color="#222222" style:font-name="Arial" fo:font-size="11pt" style:font-size-asian="11pt" style:font-name-complex="Arial" style:font-size-complex="11pt"/>
    </style:style>
    <style:style style:name="P34" style:family="paragraph" style:parent-style-name="Text_20_body">
      <style:text-properties fo:color="#222222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Text_20_body">
      <style:text-properties fo:font-size="11pt" style:font-size-asian="11pt" style:font-size-complex="11pt"/>
    </style:style>
    <style:style style:name="P36" style:family="paragraph" style:parent-style-name="Footer">
      <style:paragraph-properties fo:text-align="end" style:justify-single-word="false"/>
    </style:style>
    <style:style style:name="T1" style:family="text">
      <style:text-properties fo:color="#000000" style:font-name="Arial" fo:font-size="12pt" fo:font-weight="bold" fo:background-color="#ffffff" style:font-size-asian="12pt" style:font-weight-asian="bold" style:font-name-complex="Arial" style:font-size-complex="12pt" loext:char-shading-value="0" loext:padding="0cm" loext:border="0.11pt solid #eaecf0"/>
    </style:style>
    <style:style style:name="T2" style:family="text">
      <style:text-properties fo:color="#000000" style:font-name="Arial" fo:font-size="12pt" fo:background-color="#ffffff" style:font-size-asian="12pt" style:font-name-complex="Arial" style:font-size-complex="12pt" loext:char-shading-value="0"/>
    </style:style>
    <style:style style:name="T3" style:family="text">
      <style:text-properties fo:color="#000000" style:font-name="Arial" fo:font-size="12pt" fo:background-color="#ffffff" style:font-size-asian="12pt" style:font-name-complex="Arial" style:font-size-complex="12pt" loext:char-shading-value="0" loext:padding="0cm" loext:border="0.11pt solid #eaecf0"/>
    </style:style>
    <style:style style:name="T4" style:family="text">
      <style:text-properties fo:color="#000000" style:font-name="Arial" fo:font-size="12pt" style:font-size-asian="12pt" style:font-name-complex="Arial" style:font-size-complex="12pt"/>
    </style:style>
    <style:style style:name="T5" style:family="text">
      <style:text-properties fo:color="#000000" style:font-name="Arial" fo:font-size="12pt" fo:language="en" fo:country="US" style:font-size-asian="12pt" style:font-name-complex="Arial" style:font-size-complex="12pt"/>
    </style:style>
    <style:style style:name="T6" style:family="text">
      <style:text-properties fo:color="#000000" style:font-name="Arial" fo:font-size="12pt" fo:language="en" fo:country="US" fo:font-style="italic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7" style:family="text">
      <style:text-properties fo:color="#000000"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8" style:family="text">
      <style:text-properties fo:color="#000000" style:font-name="Arial" fo:font-weight="bold" fo:background-color="#ffffff" style:font-weight-asian="bold" style:font-name-complex="Arial" loext:char-shading-value="0" loext:padding="0cm" loext:border="0.11pt solid #eaecf0"/>
    </style:style>
    <style:style style:name="T9" style:family="text">
      <style:text-properties fo:color="#000000" style:font-name="Arial" fo:background-color="#ffffff" style:font-name-complex="Arial" loext:char-shading-value="0" loext:padding="0cm" loext:border="0.11pt solid #eaecf0"/>
    </style:style>
    <style:style style:name="T10" style:family="text">
      <style:text-properties fo:color="#000000" style:font-name="Arial" fo:background-color="#ffffff" style:font-name-complex="Arial" loext:char-shading-value="0"/>
    </style:style>
    <style:style style:name="T11" style:family="text">
      <style:text-properties fo:color="#000000" style:font-name="Arial" style:font-name-complex="Arial"/>
    </style:style>
    <style:style style:name="T12" style:family="text">
      <style:text-properties fo:color="#000000" style:font-name="Arial" fo:language="en" fo:country="US" style:font-name-complex="Arial"/>
    </style:style>
    <style:style style:name="T13" style:family="text">
      <style:text-properties fo:color="#000000" style:font-name="Arial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14" style:family="text">
      <style:text-properties fo:color="#000000"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15" style:family="text">
      <style:text-properties fo:color="#000000" style:font-name="Arial" fo:font-size="11pt" fo:font-weight="bold" fo:background-color="#ffffff" style:font-size-asian="11pt" style:font-weight-asian="bold" style:font-name-complex="Arial" style:font-size-complex="11pt" loext:char-shading-value="0" loext:padding="0cm" loext:border="0.11pt solid #eaecf0"/>
    </style:style>
    <style:style style:name="T16" style:family="text">
      <style:text-properties fo:color="#000000" style:font-name="Arial" fo:font-size="11pt" fo:background-color="#ffffff" style:font-size-asian="11pt" style:font-name-complex="Arial" style:font-size-complex="11pt" loext:char-shading-value="0" loext:padding="0cm" loext:border="0.11pt solid #eaecf0"/>
    </style:style>
    <style:style style:name="T17" style:family="text">
      <style:text-properties fo:color="#000000" style:font-name="Arial" fo:font-size="11pt" style:font-size-asian="11pt" style:font-name-complex="Arial" style:font-size-complex="11pt"/>
    </style:style>
    <style:style style:name="T18" style:family="text">
      <style:text-properties fo:color="#222222"/>
    </style:style>
    <style:style style:name="T19" style:family="text">
      <style:text-properties fo:color="#222222" style:font-name="Arial" fo:font-size="12pt" style:font-size-asian="12pt" style:font-name-complex="Arial" style:font-size-complex="12pt"/>
    </style:style>
    <style:style style:name="T20" style:family="text">
      <style:text-properties fo:color="#222222" style:font-name="Arial" fo:font-size="12pt" fo:language="en" fo:country="US" style:font-name-asian="Arial" style:font-size-asian="12pt" style:font-name-complex="Arial" style:font-size-complex="12pt"/>
    </style:style>
    <style:style style:name="T21" style:family="text">
      <style:text-properties fo:color="#222222" style:font-name="Arial" fo:font-size="12pt" fo:language="en" fo:country="US" style:font-size-asian="12pt" style:font-name-complex="Arial" style:font-size-complex="12pt"/>
    </style:style>
    <style:style style:name="T22" style:family="text">
      <style:text-properties fo:color="#222222" style:font-name="Arial" style:font-name-complex="Arial"/>
    </style:style>
    <style:style style:name="T23" style:family="text">
      <style:text-properties fo:color="#222222" style:font-name="Arial" fo:language="en" fo:country="US" style:font-name-asian="Arial" style:font-name-complex="Arial"/>
    </style:style>
    <style:style style:name="T24" style:family="text">
      <style:text-properties fo:color="#222222" style:font-name="Arial" fo:language="en" fo:country="US" style:font-name-complex="Arial"/>
    </style:style>
    <style:style style:name="T25" style:family="text">
      <style:text-properties fo:color="#222222" style:font-name="Arial" fo:font-size="11pt" style:font-size-asian="11pt" style:font-name-complex="Arial" style:font-size-complex="11pt"/>
    </style:style>
    <style:style style:name="T26" style:family="text">
      <style:text-properties fo:color="#222222" fo:font-weight="bold" style:font-weight-asian="bold" style:font-weight-complex="bold"/>
    </style:style>
    <style:style style:name="T27" style:family="text">
      <style:text-properties fo:color="#0b0080" style:font-name="Arial" fo:font-size="12pt" style:text-underline-style="none" style:font-size-asian="12pt" style:font-name-complex="Arial"/>
    </style:style>
    <style:style style:name="T28" style:family="text">
      <style:text-properties fo:color="#0b0080" style:font-name="Arial" style:text-underline-style="none" style:font-name-complex="Arial"/>
    </style:style>
    <style:style style:name="T29" style:family="text">
      <style:text-properties fo:color="#0b0080" style:font-name="Arial" fo:font-size="11pt" style:text-underline-style="none" style:font-size-asian="11pt" style:font-name-complex="Arial" style:font-size-complex="11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name-complex="Arial" style:font-weight-complex="bold"/>
    </style:style>
    <style:style style:name="T32" style:family="text">
      <style:text-properties fo:color="#666666" style:font-name="Arial" fo:font-size="12pt" fo:background-color="#ffffff" style:font-size-asian="12pt" style:font-name-complex="Arial" style:font-size-complex="12pt" loext:char-shading-value="0"/>
    </style:style>
    <style:style style:name="T33" style:family="text">
      <style:text-properties fo:color="#666666" style:font-name="Arial" fo:background-color="#ffffff" style:font-name-complex="Arial" loext:char-shading-value="0"/>
    </style:style>
    <style:style style:name="T34" style:family="text">
      <style:text-properties style:font-name-asian="Arial"/>
    </style:style>
    <style:style style:name="T35" style:family="text">
      <style:text-properties style:font-name="Arial" fo:font-size="12pt" style:font-size-asian="12pt" style:font-name-complex="Arial" style:font-size-complex="12pt"/>
    </style:style>
    <style:style style:name="T36" style:family="text">
      <style:text-properties style:font-name="Arial" fo:font-size="12pt" style:font-name-asian="Arial" style:font-size-asian="12pt" style:font-name-complex="Arial" style:font-size-complex="12pt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font-name-asian="Arial" style:font-name-complex="Arial"/>
    </style:style>
    <style:style style:name="T39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0" style:family="text">
      <style:text-properties style:font-name="Arial" fo:font-size="11pt" style:font-size-asian="11pt" style:font-name-complex="Arial" style:font-size-complex="11pt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font-style="italic" style:text-underline-style="none" style:font-style-asian="italic" style:font-style-complex="italic"/>
    </style:style>
    <style:style style:name="T43" style:family="text">
      <style:text-properties fo:language="en" fo:country="US" fo:font-style="italic" style:text-underline-style="none" style:font-style-asian="italic" style:font-style-complex="italic" style:font-weight-complex="bold"/>
    </style:style>
    <style:style style:name="T44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45" style:family="text">
      <style:text-properties fo:color="#333333" fo:language="en" fo:country="US" fo:font-style="italic" style:text-underline-style="none" style:font-style-asian="italic" style:font-style-complex="italic"/>
    </style:style>
    <style:style style:name="T46" style:family="text">
      <style:text-properties fo:color="#333333" fo:language="en" fo:country="US" fo:font-style="italic" style:text-underline-style="none" style:font-style-asian="italic" style:font-style-complex="italic" style:font-weight-complex="bold"/>
    </style:style>
    <style:style style:name="T47" style:family="text">
      <style:text-properties fo:color="#333333"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color="#333333" fo:font-size="12pt" fo:language="en" fo:country="US" fo:font-style="italic" style:text-underline-style="none" style:font-size-asian="12pt" style:font-style-asian="italic" style:font-size-complex="14pt" style:font-style-complex="italic"/>
    </style:style>
    <style:style style:name="T49" style:family="text">
      <style:text-properties fo:color="#333333" fo:font-size="12pt" fo:language="en" fo:country="US" fo:font-style="italic" style:text-underline-style="none" fo:font-weight="normal" style:font-size-asian="12pt" style:font-style-asian="italic" style:font-weight-asian="normal" style:font-size-complex="14pt" style:font-style-complex="italic" style:font-weight-complex="normal"/>
    </style:style>
    <style:style style:name="T50" style:family="text">
      <style:text-properties fo:font-size="12pt" fo:language="en" fo:country="US" fo:font-style="italic" style:text-underline-style="none" style:font-size-asian="12pt" style:font-style-asian="italic" style:font-size-complex="12pt" style:font-style-complex="italic"/>
    </style:style>
    <style:style style:name="T51" style:family="text">
      <style:text-properties fo:font-size="12pt" fo:language="en" fo:country="US" fo:font-style="italic" style:text-underline-style="none" fo:font-weight="normal" style:font-size-asian="12pt" style:font-style-asian="italic" style:font-weight-asian="normal" style:font-style-complex="italic" style:font-weight-complex="normal"/>
    </style:style>
    <style:style style:name="T52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53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54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55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56" style:family="text">
      <style:text-properties fo:font-variant="normal" fo:text-transform="none" fo:color="#000000" style:font-name="Times New Roman1" fo:font-size="14pt" fo:letter-spacing="normal" fo:font-style="normal" fo:font-weight="bold" style:font-size-asian="12pt" style:font-weight-asian="bold" style:font-name-complex="Arial" style:font-size-complex="12pt" style:font-weight-complex="bold"/>
    </style:style>
    <style:style style:name="T57" style:family="text">
      <style:text-properties fo:font-variant="normal" fo:text-transform="none" fo:color="#000000" style:font-name="Times New Roman1" fo:letter-spacing="normal" fo:font-style="normal" fo:font-weight="bold"/>
    </style:style>
    <style:style style:name="T58" style:family="text">
      <style:text-properties fo:font-variant="normal" fo:text-transform="none" fo:color="#000000" fo:letter-spacing="normal" fo:font-style="normal"/>
    </style:style>
    <style:style style:name="T59" style:family="text">
      <style:text-properties fo:language="nl" fo:country="N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style:text-underline-style="none" fo:font-weight="normal" style:font-weight-asian="normal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ize="14pt" fo:language="en" fo:country="US" fo:font-style="italic" style:text-underline-style="none" style:font-size-asian="14pt" style:font-style-asian="italic" style:font-size-complex="14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0">La commande "man" </text:span></text:p>
      <text:p text:style-name="P9">Thème : Architectures matérielles et Système d'exploitation</text:p>
      <text:p text:style-name="P1"/>
      <text:list xml:id="list1119333942997648626" text:style-name="L6">
        <text:list-item>
          <text:p text:style-name="P7">Fiche</text:p>
        </text:list-item>
      </text:list>
      <text:p text:style-name="P1"/>
      <text:p text:style-name="P1">L'activité se fait à la suite du cours "introduction au système d'exploitation libre <text:span text:style-name="T62">LINUX</text:span>".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roblématique</text:p>
          </table:table-cell>
          <table:table-cell table:style-name="Tableau1.B1" office:value-type="string">
            <text:p text:style-name="P4"><text:s/>Comment accéder à la description et option des commandes linux ?</text:p>
          </table:table-cell>
        </table:table-row>
        <table:table-row>
          <table:table-cell table:style-name="Tableau1.A2" office:value-type="string">
            <text:p text:style-name="P4">Résumé de l'activité</text:p>
          </table:table-cell>
          <table:table-cell table:style-name="Tableau1.B2" office:value-type="string">
            <text:p text:style-name="P4">Découverte et pratique de commandes de base sous environnement linux à l'aide de la commande "man"</text:p>
          </table:table-cell>
        </table:table-row>
        <table:table-row>
          <table:table-cell table:style-name="Tableau1.A2" office:value-type="string">
            <text:p text:style-name="P4">Objectif(s)</text:p>
          </table:table-cell>
          <table:table-cell table:style-name="Tableau1.B2" office:value-type="string">
            <text:p text:style-name="P4">A l'aide de la commande man : </text:p>
            <text:list xml:id="list4162024186086482601" text:style-name="L1">
              <text:list-item>
                <text:p text:style-name="P27">explorer "le monde des commandes" </text:p>
              </text:list-item>
              <text:list-item>
                <text:p text:style-name="P27">exploiter l'outil "man" afin de comprendre et connaitre les différentes options</text:p>
              </text:list-item>
              <text:list-item>
                <text:p text:style-name="P27">Gérer des droits et permissions</text:p>
              </text:list-item>
            </text:list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urée de l'activité</text:p>
          </table:table-cell>
          <table:table-cell table:style-name="Tableau2.B1" office:value-type="string">
            <text:p text:style-name="P4">2 heures</text:p>
          </table:table-cell>
        </table:table-row>
        <table:table-row>
          <table:table-cell table:style-name="Tableau2.A2" office:value-type="string">
            <text:p text:style-name="P4">Participants</text:p>
          </table:table-cell>
          <table:table-cell table:style-name="Tableau2.B2" office:value-type="string">
            <text:p text:style-name="P4">Élève de 1er NSI </text:p>
          </table:table-cell>
        </table:table-row>
        <table:table-row>
          <table:table-cell table:style-name="Tableau2.A2" office:value-type="string">
            <text:p text:style-name="P4">Matériels</text:p>
          </table:table-cell>
          <table:table-cell table:style-name="Tableau2.B2" office:value-type="string">
            <text:list xml:id="list3617707931052523275" text:style-name="L2">
              <text:list-item>
                <text:p text:style-name="P28">Un poste informatique sous Linux (Ubuntu par exemple)</text:p>
              </text:list-item>
              <text:list-item>
                <text:p text:style-name="P28">Utilisation de la console ou du terminal linux</text:p>
              </text:list-item>
              <text:list-item>
                <text:p text:style-name="P28">Documents fournis :</text:p>
                <text:list>
                  <text:list-item>
                    <text:p text:style-name="P28">sujet TP : Découverte des commandes de base</text:p>
                  </text:list-item>
                </text:list>
              </text:list-item>
            </text:list>
            <text:p text:style-name="P4"/>
          </table:table-cell>
        </table:table-row>
        <table:table-row>
          <table:table-cell table:style-name="Tableau2.A2" office:value-type="string">
            <text:p text:style-name="P4">Prérequis</text:p>
          </table:table-cell>
          <table:table-cell table:style-name="Tableau2.B2" office:value-type="string">
            <text:list xml:id="list8696941441130888715" text:style-name="L3">
              <text:list-item>
                <text:p text:style-name="P29">Connaitre la notion d'arborescence</text:p>
              </text:list-item>
              <text:list-item>
                <text:p text:style-name="P29">Savoir se connecter dans un environnement linux</text:p>
              </text:list-item>
              <text:list-item>
                <text:p text:style-name="P29">Savoir ouvrir une console ou un terminal</text:p>
              </text:list-item>
            </text:list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en avec le programme</text:p>
          </table:table-cell>
          <table:table-cell table:style-name="Tableau3.B1" office:value-type="string">
            <text:p text:style-name="P1">Architectures matérielles et Système d'exploitation</text:p>
            <text:list xml:id="list5795931155775674116" text:style-name="L4">
              <text:list-item>
                <text:p text:style-name="P6">Système d'exploitation</text:p>
              </text:list-item>
            </text:list>
          </table:table-cell>
        </table:table-row>
        <table:table-row>
          <table:table-cell table:style-name="Tableau3.A2" office:value-type="string">
            <text:p text:style-name="P4">Compétences</text:p>
          </table:table-cell>
          <table:table-cell table:style-name="Tableau3.B2" office:value-type="string">
            <text:p text:style-name="P4">Etre capable de:</text:p>
            <text:list xml:id="list4107202287024374507" text:style-name="L5">
              <text:list-item>
                <text:p text:style-name="P30">Utiliser les commandes de base en ligne de commande</text:p>
              </text:list-item>
              <text:list-item>
                <text:p text:style-name="P30">Créer une arborescence de dossiers et de fichiers</text:p>
              </text:list-item>
              <text:list-item>
                <text:p text:style-name="P30">Gérer les droits et permissions d'accès aux fichiers</text:p>
              </text:list-item>
            </text:list>
          </table:table-cell>
        </table:table-row>
      </table:table>
      <text:p text:style-name="P1"/>
      <text:p text:style-name="P1">Déroulement de l'activité </text:p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4">1- Introduction</text:p>
          </table:table-cell>
          <table:covered-table-cell/>
        </table:table-row>
        <table:table-row>
          <table:table-cell table:style-name="Tableau4.A2" office:value-type="string">
            <text:p text:style-name="P4">Présentation</text:p>
          </table:table-cell>
          <table:table-cell table:style-name="Tableau4.B2" office:value-type="string">
            <text:p text:style-name="P4">L'interêt d'utiliser des commandes et donc la nécessité d'avoir une documentation pour chaque commande.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">2- Avant de commencer</text:p>
          </table:table-cell>
          <table:covered-table-cell/>
        </table:table-row>
        <table:table-row>
          <table:table-cell table:style-name="Tableau5.A2" office:value-type="string">
            <text:p text:style-name="P4">Mise en situation</text:p>
          </table:table-cell>
          <table:table-cell table:style-name="Tableau5.B2" office:value-type="string">
            <text:p text:style-name="P4">Présenter l'arborescence des fichiers souhaités</text:p>
          </table:table-cell>
        </table:table-row>
      </table:table>
      <text:p text:style-name="P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">3 – Connection et lancement de la console</text:p>
          </table:table-cell>
          <table:covered-table-cell/>
        </table:table-row>
        <table:table-row>
          <table:table-cell table:style-name="Tableau6.A2" office:value-type="string">
            <text:p text:style-name="P4">Prise en main de la mchine</text:p>
          </table:table-cell>
          <table:table-cell table:style-name="Tableau6.B2" office:value-type="string">
            <text:p text:style-name="P4">On donne le login et le mot de passe</text:p>
            <text:p text:style-name="P4">lancer la console</text:p>
            <text:p text:style-name="P4"><text:soft-page-break/>que dois faire si je suis bloqué ? </text:p>
          </table:table-cell>
        </table:table-row>
      </table:table>
      <text:p text:style-name="P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">4 – Création <text:s/>ou suppression de repértoires et de fichiers</text:p>
          </table:table-cell>
          <table:covered-table-cell/>
        </table:table-row>
        <table:table-row>
          <table:table-cell table:style-name="Tableau7.A2" office:value-type="string">
            <text:p text:style-name="P4">action</text:p>
          </table:table-cell>
          <table:table-cell table:style-name="Tableau7.B2" office:value-type="string">
            <text:p text:style-name="P4">À l'aide des commandes <text:s text:c="2"/><text:span text:style-name="T52">ls <text:s text:c="2"/>cd <text:s text:c="2"/>mv <text:s/>cp <text:s/>rm mkdir rmdir <text:s/>ln cat </text:span><text:span text:style-name="T53">créer les répertoires et fichiers conformement à l'arborescence décrite</text:span></text:p>
          </table:table-cell>
        </table:table-row>
      </table:table>
      <text:p text:style-name="P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4">5- L'accès au manuel</text:p>
          </table:table-cell>
          <table:covered-table-cell/>
        </table:table-row>
        <table:table-row>
          <table:table-cell table:style-name="Tableau8.A2" office:value-type="string">
            <text:p text:style-name="P4">"man"</text:p>
          </table:table-cell>
          <table:table-cell table:style-name="Tableau8.B2" office:value-type="string">
            <text:p text:style-name="P4"><text:s/>Utiliser l'outil "man" pour découvrir les commandes <text:span text:style-name="T52"><text:s/>chmod, chown, chgrp, ps </text:span><text:span text:style-name="T53">qui permettent d'attribuer différents </text:span>droits.</text:p>
          </table:table-cell>
        </table:table-row>
      </table:table>
      <text:p text:style-name="P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">6- pour aller plus loin</text:p>
          </table:table-cell>
          <table:covered-table-cell/>
        </table:table-row>
        <table:table-row>
          <table:table-cell table:style-name="Tableau9.A2" office:value-type="string">
            <text:p text:style-name="P4">Présentation et recherche</text:p>
          </table:table-cell>
          <table:table-cell table:style-name="Tableau9.B2" office:value-type="string">
            <text:p text:style-name="P4">"man " en français, et les commandes : <text:span text:style-name="T52">more <text:s/>less <text:s/>find <text:s/>grep chown <text:s/>chgrp ps <text:s/></text:span><text:span text:style-name="T56">passwd <text:s text:c="2"/>adduser reboot halt</text:span></text:p>
          </table:table-cell>
        </table:table-row>
      </table:table>
      <text:p text:style-name="P1"/>
      <text:p text:style-name="P2">II La commande man </text:p>
      <text:p text:style-name="P2"/>
      <text:p text:style-name="P20">Pour connaître l’utilisation d’une commande sous linux , on utilise la commande man, Les pages de man manuel se trouvent généralement à un emplacement prévisible au sein du système de fichiers <text:s/><text:span text:style-name="T41">,souvent /usr/share/man </text:span><text:span text:style-name="T41">(Cas d’Ubuntu par exemple)</text:span><text:span text:style-name="T41">. </text:span></text:p>
      <text:p text:style-name="Standard"><text:span text:style-name="Source_20_Text"><text:span text:style-name="T15">man</text:span></text:span><text:span text:style-name="T25"> est  disponible sur les </text:span><text:a xlink:type="simple" xlink:href="https://fr.wikipedia.org/wiki/Système_d'exploitation" text:style-name="Internet_20_link" text:visited-style-name="Visited_20_Internet_20_Link"><text:span text:style-name="Internet_20_link"><text:span text:style-name="T29">systèmes d'exploitation</text:span></text:span></text:a><text:span text:style-name="T25"> de type </text:span><text:a xlink:type="simple" xlink:href="https://fr.wikipedia.org/wiki/Unix" text:style-name="Internet_20_link" text:visited-style-name="Visited_20_Internet_20_Link"><text:span text:style-name="Internet_20_link"><text:span text:style-name="T29">Unix</text:span></text:span></text:a><text:span text:style-name="T25">. Elle permet de visionner les contenus d'une documentation formatée pour être exploitable par </text:span><text:span text:style-name="Source_20_Text"><text:span text:style-name="T16">man</text:span></text:span><text:span text:style-name="T25"> ; à l'origine, elle sert à accéder aux manuels des commandes d'un </text:span><text:a xlink:type="simple" xlink:href="https://fr.wikipedia.org/wiki/Shell_Unix" text:style-name="Internet_20_link" text:visited-style-name="Visited_20_Internet_20_Link"><text:span text:style-name="Internet_20_link"><text:span text:style-name="T29">shell Unix</text:span></text:span></text:a><text:span text:style-name="T25"> et à la description des fonctions du </text:span><text:a xlink:type="simple" xlink:href="https://fr.wikipedia.org/wiki/Langage_C" text:style-name="Internet_20_link" text:visited-style-name="Visited_20_Internet_20_Link"><text:span text:style-name="Internet_20_link"><text:span text:style-name="T29">langage C</text:span></text:span></text:a><text:span text:style-name="T25">.</text:span></text:p>
      <text:p text:style-name="P24"><text:span text:style-name="T11">On peut configurer la commande man pour qu’elle effectue ses recherches </text:span><text:s/><text:span text:style-name="T11">dans plusieurs arborescences de répertoires man en les indiquant dans la variable d’environnement </text:span></text:p>
      <text:p text:style-name="P20">MANPATH sous forme d’une liste de répertoires séparés par des deux points.</text:p>
      <text:p text:style-name="P20">La commande man recherche les informations le cas échéant, dans le répertoire :</text:p>
      <text:p text:style-name="P20">/usr/local/man ( Voir aussi : /usr/share/man )</text:p>
      <text:p text:style-name="P33">Elle doit être utilisée sous la forme suivante :</text:p>
      <text:p text:style-name="P31"><text:span text:style-name="T10">man </text:span><text:span text:style-name="T33">[</text:span><text:span text:style-name="T10">-s&lt;section&gt;</text:span><text:span text:style-name="T33">]</text:span><text:span text:style-name="T10"> &lt;nom_de_commande&gt;</text:span></text:p>
      <text:p text:style-name="P33">Par exemple, pour voir le manuel de la commande cd , il faut taper : man cd</text:p>
      <text:p text:style-name="P34">Quelques options :</text:p>
      <text:p text:style-name="P35"><text:span text:style-name="T23"><text:s text:c="5"/></text:span><text:span text:style-name="T24">man <text:s/>-u ; </text:span><text:span text:style-name="T12">man -k &lt;mot clef&gt; ; </text:span><text:span text:style-name="T12">man -a <text:s/>commande</text:span></text:p>
      <text:p text:style-name="P21"><text:span text:style-name="T26"><text:s/></text:span><text:span text:style-name="T26">E</text:span><text:span text:style-name="T26">xemple</text:span><text:span text:style-name="T26">s</text:span><text:span text:style-name="T26">: </text:span><text:span text:style-name="T18"><text:s/></text:span>man -k which <text:s/>; man -a intro <text:span text:style-name="T18"><text:s/>;man -a chown</text:span></text:p>
      <text:p text:style-name="P25"/>
      <text:p text:style-name="Standard"><text:span text:style-name="T17">Pour pouvoir profiter de la coloration syntaxique des pages man, ajoutez ces lignes à la fin de votre fichier  </text:span><text:span text:style-name="Strong_20_Emphasis"><text:span text:style-name="T17">~/.bashrc</text:span></text:span><text:span text:style-name="T17"> ou dans un des scripts qui seront lancés par </text:span><text:span text:style-name="Strong_20_Emphasis"><text:span text:style-name="T17">~/.bashrc</text:span></text:span><text:span text:style-name="T17">(par exemple, le fichier <text:s/> </text:span><text:span text:style-name="Strong_20_Emphasis"><text:span text:style-name="T17">~/.bash_functions</text:span></text:span><text:span text:style-name="T17">)</text:span></text:p>
      <text:p text:style-name="P20">La commande <text:s/><text:span text:style-name="T30">manpath</text:span> permet de lister les dossiers contenant de la documentation man. La commande mandb permet de gérer la base de données de man.</text:p>
      <text:p text:style-name="P20"/>
      <text:h text:style-name="P32" text:outline-level="1"><text:span text:style-name="T61">Utilisation : mandb [OPTION...] [MANPATH]</text:span></text:h>
      <text:p text:style-name="P24"><text:span text:style-name="T37">Pour avoir les pages de manuel en français , il faut installer <text:s/></text:span><text:span text:style-name="T14">manpages-fr manpages-fr-extra</text:span><text:span text:style-name="T11">,</text:span><text:span text:style-name="T37">Il faut taper , en tant que superutilsateur (root), Sous Debian ou Ubuntu par exemple : </text:span><text:span text:style-name="T13">sudo apt-get install manpages-fr manpages-fr-extra</text:span></text:p>
      <text:p text:style-name="P22"/>
      <text:p text:style-name="P23"><text:span text:style-name="T43">Recherche par mots-clés : <text:s/></text:span><text:span text:style-name="T46">man -k partition <text:s/>; man -L en -k partition </text:span><text:span text:style-name="T46">( documentation en anglais).</text:span></text:p>
      <text:p text:style-name="P3"/>
      <text:p text:style-name="P14"><text:span text:style-name="T42">Commandes </text:span><text:span text:style-name="T42">apropos et whatis </text:span><text:span text:style-name="T42"> : </text:span><text:span text:style-name="T44">whatis ps ; apropos pdf</text:span></text:p>
      <text:p text:style-name="P15"/>
      <text:p text:style-name="P11"><text:soft-page-break/>Les alias <text:s/>:<text:span text:style-name="T60"> </text:span><text:span text:style-name="T47">La commande</text:span><text:span text:style-name="T45"> alias nom_alias =’commandes’. </text:span><text:span text:style-name="T47">Exemple : alias ls='ls -l' </text:span></text:p>
      <text:p text:style-name="P15"/>
      <text:p text:style-name="P16">La ligne de commandes séquentielles : pwd;who;ls </text:p>
      <text:p text:style-name="P16"/>
      <text:p text:style-name="P16">Les séparateurs conditionnels de commandes : </text:p>
      <text:p text:style-name="P17"><text:span text:style-name="T42">E</text:span><text:span text:style-name="T42">xemples : 1) cd monProjet || mkdir monProjet <text:s text:c="2"/>2) cd monProjet || mkdir monProjet </text:span></text:p>
      <text:p text:style-name="P16"/>
      <text:p text:style-name="P16">Les tubes de communication(pipe) et les filtres : </text:p>
      <text:p text:style-name="P17"><text:span text:style-name="T42">Exemples 1) </text:span><text:span text:style-name="T42">ls -l | grep 'rwxr-xr-x' | more <text:s/></text:span><text:span text:style-name="T42">2) </text:span><text:span text:style-name="T42">echo il y <text:s/>a $(who | wc -l) utilisateurs connectés.</text:span></text:p>
      <text:p text:style-name="P15"/>
      <text:p text:style-name="P14"><text:span text:style-name="T42">Autres commandes utiles : </text:span></text:p>
      <text:p text:style-name="P14"><text:span text:style-name="T42">1) </text:span><text:span text:style-name="T42">find $HOME <text:s/>! -user $LOGNAME -print</text:span><text:span text:style-name="T42"> <text:s/></text:span><text:span text:style-name="T42">2) </text:span><text:span text:style-name="T42">rm -i $(find <text:s/>. <text:s/>-mtime +20 -print)</text:span></text:p>
      <text:p text:style-name="P15"/>
      <text:p text:style-name="P14"><text:span text:style-name="T42">V</text:span><text:span text:style-name="T42">oir Annexe pour d’autres commandes utiles</text:span></text:p>
      <text:p text:style-name="P11"/>
      <text:p text:style-name="P2">III ) Activité </text:p>
      <text:p text:style-name="P11"/>
      <text:p text:style-name="P12"><text:span text:style-name="T31">1</text:span><text:span text:style-name="T31">) <text:s/></text:span><text:bookmark text:name="AEN1995"/><text:span text:style-name="T58">Liste des commandes de base à connaître </text:span><text:span text:style-name="T58">(Utliser man commande pour les</text:span></text:p>
      <text:p text:style-name="P12"><text:span text:style-name="T58"><text:s text:c="5"/>connaître) : </text:span><text:span text:style-name="T31"><text:s/>ls <text:s text:c="2"/>cd <text:s text:c="2"/>mv <text:s/>cp <text:s/>rm mkdir rmdir <text:s/>ln cat <text:s text:c="2"/>more <text:s/>less <text:s/>find <text:s/>grep <text:s/>chmod</text:span></text:p>
      <text:p text:style-name="P12"><text:span text:style-name="T31"><text:s text:c="5"/>chown <text:s/>chgrp </text:span><text:span text:style-name="T31">ps </text:span><text:span text:style-name="T31"><text:s/></text:span><text:span text:style-name="T57">passwd <text:s text:c="2"/>adduser </text:span><text:span text:style-name="T57">reboot halt</text:span></text:p>
      <text:p text:style-name="P11"/>
      <text:p text:style-name="P13"><text:span text:style-name="T30">2) </text:span>Après votre connexion au système , votre nom de login est helfa, modifier votre mot de passe si vous estimer qu’il est trop facile à deviner.</text:p>
      <text:p text:style-name="P13"><text:span text:style-name="T30"/></text:p>
      <text:p text:style-name="P13"><text:span text:style-name="T30">3</text:span><text:span text:style-name="T30">)</text:span> vous exécuter la commande suivante :</text:p>
      <text:p text:style-name="P18"><text:s text:c="4"/>helfa@helfa-ordi ~$ <text:s/>sleep 60</text:p>
      <text:p text:style-name="P19"><text:span text:style-name="T59"><text:s text:c="3"/></text:span>l’exécution de cette commande dure 1 minute, Comment interrompre cette commande et</text:p>
      <text:p text:style-name="P19"><text:s text:c="3"/>reprendre <text:s/>la main ?</text:p>
      <text:p text:style-name="P13"><text:span text:style-name="T30"/></text:p>
      <text:p text:style-name="P13"><text:span text:style-name="T30">4</text:span><text:span text:style-name="T30">)</text:span> Créer un répertoire rep1 contenant deux fichiers fich11 et fich12 , et deux autres</text:p>
      <text:p text:style-name="P24"><text:span text:style-name="T37"><text:s text:c="4"/>r</text:span><text:span text:style-name="T37">é</text:span><text:span text:style-name="T37">pertoire</text:span><text:span text:style-name="T37">s</text:span><text:span text:style-name="T37"> ,rep2</text:span><text:span text:style-name="T38"> </text:span><text:span text:style-name="T37">contenant <text:s/>deux fichiers <text:s/>fich21 et fich22 et rep3 contenant deux</text:span></text:p>
      <text:p text:style-name="P13"><text:s text:c="4"/>fichiers fich31 et fich32</text:p>
      <text:p text:style-name="P13"><text:s text:c="5"/>a. Comment déplacer toute l'arborescence rep3 sous le répertoire rep2?</text:p>
      <text:p text:style-name="P24"><text:span text:style-name="T38"><text:s text:c="5"/></text:span><text:span text:style-name="T38">b. </text:span><text:span text:style-name="T37">Supprimer tout sauf rep1,fich11 et fich12</text:span></text:p>
      <text:p text:style-name="P13"><text:span text:style-name="T30"/></text:p>
      <text:p text:style-name="Standard"><text:span text:style-name="T39">5</text:span><text:span text:style-name="T39">)</text:span><text:span text:style-name="T40"> a. <text:s/>En utilisant les commandes </text:span><text:span text:style-name="T39">mkdir, echo,cp,chmod,cat,</text:span><text:span text:style-name="T40"> créez un fichier que <text:s/>vous</text:span></text:p>
      <text:p text:style-name="P13"><text:s text:c="9"/>pouvez lire et supprimer mais que vous ne pouvez pas modifier.</text:p>
      <text:p text:style-name="P13"><text:span text:style-name="T34"><text:s text:c="4"/></text:span>b. En utilisant les commandes <text:span text:style-name="T30">mkdir,echo,cp,chmod,cat, </text:span>créez un fichier que vous</text:p>
      <text:p text:style-name="P13"><text:s text:c="8"/>pouvez lire , modifier <text:s/>et supprimer. </text:p>
      <text:p text:style-name="P13"><text:span text:style-name="T30"/></text:p>
      <text:p text:style-name="P13"><text:span text:style-name="T30">6)</text:span> Créez dans le répertoire rep1 les fichiers suivants :</text:p>
      <text:p text:style-name="P13"><text:tab/>fich1 fich2 fich11 fich12 ficha ficha1 fich33 .fich1 .fich2 toto affich</text:p>
      <text:p text:style-name="P13"><text:s text:c="3"/></text:p>
      <text:p text:style-name="P13"><text:s/>Listez les fichiers :</text:p>
      <text:p text:style-name="P13"><text:s text:c="4"/>a) Dont les noms commencent par fich</text:p>
      <text:p text:style-name="P13"><text:s text:c="4"/>b) Dont les noms commencent par fich suivi d’un seul caractère</text:p>
      <text:p text:style-name="P13"><text:s text:c="4"/>c) Dont les noms commencent par fich suivi d’un seul chiffre</text:p>
      <text:p text:style-name="P13"><text:s text:c="4"/>d) Dont les les noms commencent par .</text:p>
      <text:p text:style-name="P13"><text:s text:c="4"/>e) Dont les noms commencent <text:s/>par ..</text:p>
      <text:p text:style-name="P13"><text:s text:c="4"/>g) Dont les noms commencent f</text:p>
      <text:p text:style-name="P13"><text:s text:c="4"/>h) Dont les noms contiennent fich</text:p>
      <text:p text:style-name="P14"><text:span text:style-name="T42"/></text:p>
      <text:p text:style-name="P14"><text:span text:style-name="T63">IV) Corrigé éventuel,des activité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Liberation Mono" svg:font-family="'Liberation Mono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Heading_20_1" style:display-name="Heading 1" style:family="paragraph" style:parent-style-name="Standard" style:next-style-name="point1" style:default-outline-level="1" style:class="text">
      <style:paragraph-properties loext:contextual-spacing="false" fo:margin-top="0.106cm" fo:margin-bottom="0.106cm" fo:keep-with-next="always"/>
      <style:text-properties style:text-underline-style="solid" style:text-underline-type="double" style:text-underline-width="auto" style:text-underline-color="font-color" fo:font-weight="bold" style:font-weight-asian="bold"/>
    </style:style>
    <style:style style:name="point1" style:family="paragraph" style:parent-style-name="Standard" style:list-style-name="WW8Num14">
      <style:paragraph-properties fo:margin-left="1.002cm" fo:margin-right="0cm" fo:text-indent="0cm" style:auto-text-indent="false"/>
      <style:text-properties fo:language="fr" fo:country="FR" style:language-asian="fr" style:country-asian="FR"/>
    </style:style>
    <style:style style:name="Corps_20_de_20_texte_20_3" style:display-name="Corps de texte 3" style:family="paragraph" style:parent-style-name="Standard">
      <style:text-properties style:font-name="Arial" fo:font-size="12pt" style:font-size-asian="12pt" style:font-name-complex="Ari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WW-Police_20_par_20_défaut1" style:display-name="WW-Police par défaut1" style:family="text"/>
    <style:style style:name="Internet_20_link" style:display-name="Internet link" style:family="text" style:parent-style-name="WW-Police_20_par_20_défaut1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4z0" style:family="text">
      <style:text-properties style:font-name="Symbol" style:font-name-complex="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.085cm" fo:margin-bottom="0.7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43S</meta:editing-duration>
    <meta:editing-cycles>26</meta:editing-cycles>
    <meta:generator>OpenOffice/4.1.1$Win32 OpenOffice.org_project/411m6$Build-9775</meta:generator>
    <dc:date>2019-06-25T21:05:10.30</dc:date>
    <dc:creator>Bilal Belgharbi</dc:creator>
    <meta:document-statistic meta:table-count="9" meta:image-count="0" meta:object-count="0" meta:page-count="3" meta:paragraph-count="114" meta:word-count="1028" meta:character-count="6325"/>
    <meta:user-defined meta:name="Info 1"/>
    <meta:user-defined meta:name="Info 2"/>
    <meta:user-defined meta:name="Info 3"/>
    <meta:user-defined meta:name="Info 4"/>
  </office:meta>
</office:document-meta>
</file>